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raveling _Typewriter" svg:font-family="'Traveling _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aveling _Typewriter" fo:font-size="15pt" fo:language="fr" fo:country="FR" officeooo:rsid="00157e1f" officeooo:paragraph-rsid="001a5efa" style:font-size-asian="15pt" style:language-asian="zxx" style:country-asian="none" style:font-size-complex="15pt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style:font-name="Traveling _Typewriter" fo:font-size="15pt" fo:language="fr" fo:country="FR" officeooo:rsid="001c29e8" officeooo:paragraph-rsid="001c29e8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color="#ce181e" style:font-name="Traveling _Typewriter" fo:font-size="22pt" fo:language="fr" fo:country="FR" officeooo:rsid="001c29e8" officeooo:paragraph-rsid="001c29e8" style:font-size-asian="22pt" style:language-asian="zxx" style:country-asian="none" style:font-size-complex="22pt" style:language-complex="zxx" style:country-complex="none"/>
    </style:style>
    <style:style style:name="P4" style:family="paragraph" style:parent-style-name="Preformatted_20_Text">
      <style:paragraph-properties fo:break-before="pag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61b45" style:font-weight-asian="bold" style:font-weight-complex="bold"/>
    </style:style>
    <style:style style:name="T3" style:family="text">
      <style:text-properties officeooo:rsid="004c31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Katelo – Le Secret des Machines</text:span></text:p>
      <text:p text:style-name="P1"/>
      <text:p text:style-name="P2">Bla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raveling _Typewriter" svg:font-family="'Traveling _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5T01:10:35.306000000</dc:date>
    <meta:editing-duration>PT2M58S</meta:editing-duration>
    <meta:editing-cycles>2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2" meta:word-count="6" meta:character-count="37" meta:non-whitespace-character-count="32"/>
  </office:meta>
</office:document-meta>
</file>